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Rough gloves</text:h>
      <text:p text:style-name="Text_20_body">I lost my hands &amp; knit replacement ones<text:line-break/>from spiders' threads, stronger than steel but soft<text:line-break/>as lambs' wool. Catching as they do on nails<text:line-break/>&amp; your collarbone, you don't seem to like<text:line-break/>their rough warm presence on your cheek or thigh.<text:line-break/>I've asked you if you minded, you've said no<text:line-break/>(your face a table laid with burnt meat, bread<text:line-break/>so stale it could break a hand). Remember<text:line-break/>your senile mother's face above that table?<text:line-break/>I'd say she got the meaning of that look.<text:line-break/>You'd rather not be touched by these rough gloves,<text:line-break/>the only way I have to knit a love<text:line-break/>against whatever winters we may enter<text:line-break/>like a silkworm in a spider's blackened ma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ugh gloves</dc:title>
  </office:meta>
</office:document-meta>
</file>